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fo:min-height="2.927cm"/>
    </style:style>
    <style:style style:name="pr8" style:family="presentation" style:parent-style-name="Default-outline1">
      <style:graphic-properties fo:min-height="14.0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text-properties fo:font-size="16pt"/>
    </style:style>
    <style:style style:name="P5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cccc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x: review</presentation:footer-decl>
      <presentation:footer-decl presentation:name="ftr2">CMPTxxxx</presentation:footer-decl>
      <presentation:date-time-decl presentation:name="dtd1" presentation:source="fixed">19 Nov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Review, lectures 23-32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9 Nov 2008</text:p>
            <text:p text:style-name="P1">CMPT14x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08</text:p>
          </draw:text-box>
        </draw:frame>
        <draw:frame presentation:style-name="pr5" draw:text-style-name="P3" draw:layer="layout" svg:width="25.199cm" svg:height="14.762cm" svg:x="1.4cm" svg:y="4.507cm" presentation:class="outline" presentation:user-transformed="true">
          <draw:text-box>
            <text:list text:style-name="L2">
              <text:list-item>
                <text:p text:style-name="P1">Contrast: <text:span text:style-name="T1">alias</text:span>, <text:span text:style-name="T1">shallow</text:span> copy, <text:span text:style-name="T1">deep</text:span> copy.</text:p>
                <text:list>
                  <text:list-item>
                    <text:p text:style-name="P1">Draw or describe an <text:span text:style-name="T1">example</text:span> highlighting the differences</text:p>
                  </text:list-item>
                </text:list>
              </text:list-item>
              <text:list-item>
                <text:p text:style-name="P1">What name does Python expect for the <text:span text:style-name="T1">initializer</text:span> (<text:span text:style-name="T1">constructor</text:span>) method in a user-defined <text:span text:style-name="T1">class</text:span>?</text:p>
              </text:list-item>
              <text:list-item>
                <text:p text:style-name="P1">Create a Python <text:span text:style-name="T1">dictionary</text:span> with three entries.</text:p>
              </text:list-item>
              <text:list-item>
                <text:p text:style-name="P1">Name at least three <text:span text:style-name="T1">methods</text:span> special to <text:span text:style-name="T1">dictionaries</text:span>.</text:p>
              </text:list-item>
              <text:list-item>
                <text:p text:style-name="P1">Write a Python code snippet that <text:span text:style-name="T1">throws</text:span> and <text:span text:style-name="T1">catches</text:span> an <text:span text:style-name="T1">exception</text:span>.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Lec23: File I/O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Working with <text:span text:style-name="T1">files</text:span>: <text:span text:style-name="T2">open()</text:span>, <text:span text:style-name="T2">close()</text:span></text:p>
                <text:list>
                  <text:list-item>
                    <text:p text:style-name="P1">File handles / file <text:span text:style-name="T1">objects</text:span></text:p>
                  </text:list-item>
                </text:list>
              </text:list-item>
              <text:list-item>
                <text:p text:style-name="P1"><text:span text:style-name="T1">Input</text:span>: <text:span text:style-name="T2">read(), readline(), readlines()</text:span></text:p>
              </text:list-item>
              <text:list-item>
                <text:p text:style-name="P1"><text:span text:style-name="T1">Output</text:span>: <text:span text:style-name="T2">write(), flush()</text:span></text:p>
              </text:list-item>
              <text:list-item>
                <text:p text:style-name="P1">The file <text:span text:style-name="T1">position</text:span> pointer: <text:span text:style-name="T2">seek(), tell()</text:span></text:p>
              </text:list-item>
              <text:list-item>
                <text:p text:style-name="P1"><text:span text:style-name="T1">Standard I/O</text:span> channels: <text:span text:style-name="T2">sys.stdin, stdout, stderr</text:span></text:p>
              </text:list-item>
              <text:list-item>
                <text:p text:style-name="P1">Python standard <text:span text:style-name="T1">math</text:span> library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Lec24: Storage issue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Number <text:span text:style-name="T1">bases</text:span>:</text:p>
                <text:list>
                  <text:list-item>
                    <text:p text:style-name="P1"><text:span text:style-name="T1">Binary</text:span></text:p>
                  </text:list-item>
                  <text:list-item>
                    <text:p text:style-name="P1"><text:span text:style-name="T1">Hexadecimal</text:span> (0xBEEF)</text:p>
                  </text:list-item>
                  <text:list-item>
                    <text:p text:style-name="P1"><text:span text:style-name="T1">Octal</text:span> (0115)</text:p>
                  </text:list-item>
                </text:list>
              </text:list-item>
              <text:list-item>
                <text:p text:style-name="P1">Units of measure of <text:span text:style-name="T1">memory</text:span>:</text:p>
                <text:list>
                  <text:list-item>
                    <text:p text:style-name="P1"><text:span text:style-name="T3">Bits, nibbles, bytes, words, pages</text:span></text:p>
                  </text:list-item>
                </text:list>
              </text:list-item>
              <text:list-item>
                <text:p text:style-name="P1">Units of measure for <text:span text:style-name="T1">hard disks</text:span>:</text:p>
                <text:list>
                  <text:list-item>
                    <text:p text:style-name="P1"><text:span text:style-name="T1">C/H/S</text:span> geometry</text:p>
                  </text:list-item>
                </text:list>
              </text:list-item>
              <text:list-item>
                <text:p text:style-name="P1">SI <text:span text:style-name="T1">units</text:span> vs binary units, <text:span text:style-name="T3">KB</text:span> vs. <text:span text:style-name="T3">Kb</text:span>, etc.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Lec25-27: Sets, Records, OO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Set operators: union, intersection, diff, symdiff</text:p>
                <text:list>
                  <text:list-item>
                    <text:p>Bitsets</text:p>
                  </text:list-item>
                </text:list>
              </text:list-item>
              <text:list-item>
                <text:p>Records</text:p>
              </text:list-item>
              <text:list-item>
                <text:p text:style-name="P1"><text:span text:style-name="T1">Object-oriented</text:span> programming paradigm</text:p>
              </text:list-item>
              <text:list-item>
                <text:p text:style-name="P1">Objects, <text:span text:style-name="T1">methods</text:span>, <text:span text:style-name="T1">attributes, classes</text:span>, <text:span text:style-name="T1">instances</text:span></text:p>
                <text:list>
                  <text:list-item>
                    <text:p><text:span text:style-name="T1">Alias</text:span> vs. <text:span text:style-name="T1">shallow</text:span> copy vs. <text:span text:style-name="T1">deep</text:span> copy</text:p>
                  </text:list-item>
                </text:list>
              </text:list-item>
              <text:list-item>
                <text:p text:style-name="P1">Writing a class</text:p>
                <text:list>
                  <text:list-item>
                    <text:p>Methods, __init__(), self</text:p>
                  </text:list-item>
                  <text:list-item>
                    <text:p>Overloading operators: __add__(), etc.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Lec28-29 (Py tut 8): Exception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Exceptions</text:span>:</text:p>
                <text:list>
                  <text:list-item>
                    <text:p text:style-name="P1"><text:span text:style-name="T1">Handling</text:span></text:p>
                  </text:list-item>
                  <text:list-item>
                    <text:p text:style-name="P1"><text:span text:style-name="T1">Raising</text:span></text:p>
                  </text:list-item>
                  <text:list-item>
                    <text:p text:style-name="P1"><text:span text:style-name="T2">else</text:span></text:p>
                  </text:list-item>
                  <text:list-item>
                    <text:p text:style-name="P1"><text:span text:style-name="T2">finally</text:span></text:p>
                  </text:list-item>
                  <text:list-item>
                    <text:p text:style-name="P1"><text:span text:style-name="T1">User-defined</text:span> exceptions</text:p>
                  </text:list-item>
                  <text:list-item>
                    <text:p text:style-name="P1">Passing <text:span text:style-name="T1">auxiliary</text:span> data with an exception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Lec30: Dictionarie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<text:span text:style-name="T1">Dictionaries</text:span></text:p>
                <text:list>
                  <text:list-item>
                    <text:p text:style-name="P1"><text:span text:style-name="T1">Keys</text:span> and <text:span text:style-name="T1">values</text:span></text:p>
                  </text:list-item>
                  <text:list-item>
                    <text:p text:style-name="P1">Basic dictionary <text:span text:style-name="T1">methods</text:span>:</text:p>
                    <text:list>
                      <text:list-item>
                        <text:p text:style-name="P1"><text:span text:style-name="T2">.keys(), .values(), .items()</text:span></text:p>
                      </text:list-item>
                    </text:list>
                  </text:list-item>
                  <text:list-item>
                    <text:p text:style-name="P1"><text:span text:style-name="T1">Iterating</text:span> through dictionaries</text:p>
                  </text:list-item>
                  <text:list-item>
                    <text:p text:style-name="P1">Other dictionary <text:span text:style-name="T1">methods</text:span>:</text:p>
                    <text:list>
                      <text:list-item>
                        <text:p text:style-name="P1"><text:span text:style-name="T2">len(), del, in, .get(), .copy()</text:span></text:p>
                      </text:list-item>
                    </text:list>
                  </text:list-item>
                  <text:list-item>
                    <text:p text:style-name="P1">Application: <text:span text:style-name="T1">hinting</text:span></text:p>
                    <text:list>
                      <text:list-item>
                        <text:p text:style-name="P1"><text:span text:style-name="T1">Fibonacci</text:span> examp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Lec31: Namespaces and Scope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Types of namespaces:</text:p>
                <text:list>
                  <text:list-item>
                    <text:p>Default, global, local (may be nested)</text:p>
                  </text:list-item>
                </text:list>
              </text:list-item>
              <text:list-item>
                <text:p>Scope and search order</text:p>
              </text:list-item>
              <text:list-item>
                <text:p>New names add to local scope</text:p>
              </text:list-item>
              <text:list-item>
                <text:p>Use of the “global” directiv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9$Build-9358</meta:generator>
    <meta:initial-creator>Sean Ho</meta:initial-creator>
    <meta:creation-date>2006-10-30T09:58:23</meta:creation-date>
    <dc:date>2008-11-19T14:26:53</dc:date>
    <meta:editing-cycles>53</meta:editing-cycles>
    <meta:editing-duration>PT22H17M58S</meta:editing-duration>
    <meta:document-statistic meta:object-count="189"/>
    <meta:user-defined meta:name="Info 1"/>
    <meta:user-defined meta:name="Info 2"/>
    <meta:user-defined meta:name="Info 3"/>
    <meta:user-defined meta:name="Info 4"/>
  </office:meta>
</office:document-meta>
</file>